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624cm" fo:min-width="3.31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4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.068cm" fo:min-width="0.23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018cm" fo:min-width="0.199cm"/>
    </style:style>
    <style:style style:name="gr8" style:family="graphic">
      <style:graphic-properties draw:fill="solid" draw:fill-color="#ffffcc" draw:textarea-horizontal-align="justify" draw:textarea-vertical-align="middle" draw:auto-grow-height="false" fo:min-height="0.624cm" fo:min-width="12.012cm"/>
    </style:style>
    <style:style style:name="gr9" style:family="graphic">
      <style:graphic-properties svg:stroke-color="#000000" draw:fill="solid" draw:fill-color="#000000" draw:textarea-horizontal-align="justify" draw:textarea-vertical-align="middle" draw:auto-grow-height="false" fo:min-height="0.018cm" fo:min-width="0.199cm"/>
    </style:style>
    <style:style style:name="gr10" style:family="graphic">
      <style:graphic-properties draw:fill="solid" draw:fill-color="#ffffcc" draw:textarea-horizontal-align="justify" draw:textarea-vertical-align="middle" draw:auto-grow-height="false" fo:min-height="0.624cm" fo:min-width="3.311cm"/>
    </style:style>
    <style:style style:name="gr11" style:family="graphic">
      <style:graphic-properties svg:stroke-color="#ff3333" draw:fill="solid" draw:fill-color="#ff3333" draw:textarea-horizontal-align="justify" draw:textarea-vertical-align="middle" draw:auto-grow-height="false" fo:min-height="0.018cm" fo:min-width="0.199cm"/>
    </style:style>
    <style:style style:name="gr12" style:family="graphic" style:parent-style-name="objectwithoutfill">
      <style:graphic-properties draw:marker-start="Short_20_line_20_Arrow" draw:marker-start-width="0.305cm" draw:marker-end="Short_20_line_20_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397cm" svg:x="5.362cm" svg:y="11.404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2cm" svg:y="12.42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2cm" svg:y="13.436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2cm" svg:y="14.452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layer="layout" svg:width="2.159cm" svg:height="0.962cm" svg:x="3.203cm" svg:y="12.674cm">
          <draw:text-box>
            <text:p>SP<text:span text:style-name="T1">+0</text:span></text:p>
          </draw:text-box>
        </draw:frame>
        <draw:frame draw:style-name="gr2" draw:layer="layout" svg:width="2.159cm" svg:height="0.962cm" svg:x="3.203cm" svg:y="13.817cm">
          <draw:text-box>
            <text:p>SP+1</text:p>
          </draw:text-box>
        </draw:frame>
        <draw:frame draw:style-name="gr2" draw:layer="layout" svg:width="2.159cm" svg:height="0.962cm" svg:x="3.203cm" svg:y="14.76cm">
          <draw:text-box>
            <text:p>SP+2</text:p>
          </draw:text-box>
        </draw:frame>
        <draw:frame draw:style-name="gr2" draw:layer="layout" svg:width="2.159cm" svg:height="0.962cm" svg:x="3.203cm" svg:y="11.658cm">
          <draw:text-box>
            <text:p>SP-1</text:p>
          </draw:text-box>
        </draw:frame>
        <draw:frame draw:style-name="gr3" draw:layer="layout" svg:width="2.407cm" svg:height="0.962cm" svg:x="9.178cm" svg:y="12.601cm">
          <draw:text-box>
            <text:p>stackA</text:p>
          </draw:text-box>
        </draw:frame>
        <draw:frame draw:style-name="gr4" draw:layer="layout" svg:width="2.407cm" svg:height="0.962cm" svg:x="9.172cm" svg:y="13.69cm">
          <draw:text-box>
            <text:p>stackB</text:p>
          </draw:text-box>
        </draw:frame>
        <draw:custom-shape draw:style-name="gr5" draw:text-style-name="P1" draw:layer="layout" svg:width="0.834cm" svg:height="0.635cm" svg:x="4.473cm" svg:y="12.847cm">
          <text:p/>
          <draw:enhanced-geometry svg:viewBox="0 0 21600 21600" draw:text-areas="0 ?f0 ?f5 ?f2" draw:mirror-horizontal="false" draw:mirror-vertical="false" draw:type="right-arrow" draw:modifiers="13270.4191616766 6249.056603773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6cm" svg:y="5.33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6cm" svg:y="6.35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6cm" svg:y="7.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6cm" svg:y="8.3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6" draw:text-style-name="P1" draw:layer="layout" svg:width="0.168cm" svg:height="0.169cm" svg:x="7.181cm" svg:y="10.2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1" draw:layer="layout" svg:width="0.168cm" svg:height="0.169cm" svg:x="7.182cm" svg:y="10.5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1" draw:layer="layout" svg:width="0.168cm" svg:height="0.169cm" svg:x="7.174cm" svg:y="10.8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2" draw:layer="layout" svg:width="2.159cm" svg:height="0.962cm" svg:x="3.17cm" svg:y="6.523cm">
          <draw:text-box>
            <text:p><text:span text:style-name="T2">PC</text:span><text:span text:style-name="T1">+0</text:span></text:p>
          </draw:text-box>
        </draw:frame>
        <draw:frame draw:style-name="gr2" draw:layer="layout" svg:width="2.159cm" svg:height="0.962cm" svg:x="3.17cm" svg:y="7.666cm">
          <draw:text-box>
            <text:p>PC+1</text:p>
          </draw:text-box>
        </draw:frame>
        <draw:custom-shape draw:style-name="gr7" draw:text-style-name="P1" draw:layer="layout" svg:width="0.834cm" svg:height="0.635cm" svg:x="4.44cm" svg:y="6.696cm">
          <text:p/>
          <draw:enhanced-geometry svg:viewBox="0 0 21600 21600" draw:text-areas="0 ?f0 ?f5 ?f2" draw:mirror-horizontal="false" draw:mirror-vertical="false" draw:type="right-arrow" draw:modifiers="13270.4191616766 6249.056603773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_5f_">
        <draw:custom-shape draw:style-name="gr8" draw:text-style-name="P1" draw:layer="Layout" svg:width="12.511cm" svg:height="1.397cm" svg:x="4.407cm" svg:y="12.286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12.511cm" svg:height="1.397cm" svg:x="4.407cm" svg:y="13.302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12.511cm" svg:height="1.397cm" svg:x="4.407cm" svg:y="14.318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12.511cm" svg:height="1.397cm" svg:x="4.407cm" svg:y="15.334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2.159cm" svg:height="0.962cm" svg:x="2.248cm" svg:y="13.556cm">
          <draw:text-box>
            <text:p text:style-name="P2">SP<text:span text:style-name="T1">+0</text:span></text:p>
          </draw:text-box>
        </draw:frame>
        <draw:frame draw:style-name="gr2" draw:text-style-name="P2" draw:layer="layout" svg:width="2.159cm" svg:height="0.962cm" svg:x="2.248cm" svg:y="14.699cm">
          <draw:text-box>
            <text:p text:style-name="P2">SP+1</text:p>
          </draw:text-box>
        </draw:frame>
        <draw:frame draw:style-name="gr2" draw:text-style-name="P2" draw:layer="layout" svg:width="2.159cm" svg:height="0.962cm" svg:x="2.248cm" svg:y="15.642cm">
          <draw:text-box>
            <text:p text:style-name="P2">SP+2</text:p>
          </draw:text-box>
        </draw:frame>
        <draw:frame draw:style-name="gr2" draw:text-style-name="P2" draw:layer="layout" svg:width="2.159cm" svg:height="0.962cm" svg:x="2.248cm" svg:y="12.54cm">
          <draw:text-box>
            <text:p text:style-name="P2">SP-1</text:p>
          </draw:text-box>
        </draw:frame>
        <draw:frame draw:style-name="gr3" draw:text-style-name="P2" draw:layer="layout" svg:width="2.71cm" svg:height="0.962cm" svg:x="16.925cm" svg:y="13.483cm">
          <draw:text-box>
            <text:p text:style-name="P2">stackA</text:p>
          </draw:text-box>
        </draw:frame>
        <draw:frame draw:style-name="gr4" draw:text-style-name="P2" draw:layer="layout" svg:width="2.71cm" svg:height="0.962cm" svg:x="16.918cm" svg:y="14.572cm">
          <draw:text-box>
            <text:p text:style-name="P2">stackB</text:p>
          </draw:text-box>
        </draw:frame>
        <draw:custom-shape draw:style-name="gr9" draw:text-style-name="P1" draw:layer="Layout" svg:width="0.834cm" svg:height="0.635cm" svg:x="3.518cm" svg:y="13.729cm">
          <text:p/>
          <draw:enhanced-geometry svg:viewBox="0 0 21600 21600" draw:text-areas="0 ?f0 ?f5 ?f2" draw:mirror-horizontal="false" draw:mirror-vertical="false" draw:type="right-arrow" draw:modifiers="13270.4191616766 6249.056603773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3.81cm" svg:height="1.397cm" svg:x="4.411cm" svg:y="6.2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3.81cm" svg:height="1.397cm" svg:x="4.411cm" svg:y="7.2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3.81cm" svg:height="1.397cm" svg:x="4.411cm" svg:y="8.25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3.81cm" svg:height="1.397cm" svg:x="4.411cm" svg:y="9.26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2.159cm" svg:height="0.962cm" svg:x="2.215cm" svg:y="7.405cm">
          <draw:text-box>
            <text:p text:style-name="P2"><text:span text:style-name="T2">PC</text:span><text:span text:style-name="T1">+0</text:span></text:p>
          </draw:text-box>
        </draw:frame>
        <draw:frame draw:style-name="gr2" draw:text-style-name="P2" draw:layer="layout" svg:width="2.159cm" svg:height="0.962cm" svg:x="2.215cm" svg:y="8.548cm">
          <draw:text-box>
            <text:p text:style-name="P2">PC+1</text:p>
          </draw:text-box>
        </draw:frame>
        <draw:custom-shape draw:style-name="gr11" draw:text-style-name="P1" draw:layer="Layout" svg:width="0.834cm" svg:height="0.635cm" svg:x="3.485cm" svg:y="7.578cm">
          <text:p/>
          <draw:enhanced-geometry svg:viewBox="0 0 21600 21600" draw:text-areas="0 ?f0 ?f5 ?f2" draw:mirror-horizontal="false" draw:mirror-vertical="false" draw:type="right-arrow" draw:modifiers="13270.4191616766 6249.056603773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" draw:text-style-name="P1" draw:layer="layout" svg:width="0.168cm" svg:height="0.169cm" svg:x="6.227cm" svg:y="11.1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1" draw:layer="layout" svg:width="0.168cm" svg:height="0.169cm" svg:x="6.228cm" svg:y="11.4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1" draw:layer="layout" svg:width="0.168cm" svg:height="0.169cm" svg:x="6.22cm" svg:y="11.6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12" draw:text-style-name="P1" draw:layer="layout" svg:x1="4.442cm" svg:y1="5.615cm" svg:x2="8.252cm" svg:y2="5.668cm">
          <text:p/>
        </draw:line>
        <draw:frame draw:style-name="gr13" draw:layer="layout" svg:width="1.7cm" svg:height="0.962cm" svg:x="5.529cm" svg:y="4.601cm">
          <draw:text-box>
            <text:p>8 bit</text:p>
          </draw:text-box>
        </draw:frame>
        <draw:line draw:style-name="gr12" draw:text-style-name="P1" draw:layer="layout" svg:x1="4.553cm" svg:y1="17.111cm" svg:x2="16.931cm" svg:y2="17.251cm">
          <text:p/>
        </draw:line>
        <draw:frame draw:style-name="gr14" draw:layer="layout" svg:width="2.135cm" svg:height="1.036cm" svg:x="10.672cm" svg:y="17.246cm">
          <draw:text-box>
            <text:p>32 b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22:41:18.500559718</meta:creation-date>
    <dc:date>2015-08-25T23:19:11.519381369</dc:date>
    <meta:editing-duration>PT37M50S</meta:editing-duration>
    <meta:editing-cycles>7</meta:editing-cycles>
    <meta:generator>LibreOffice/4.3.3.2$Linux_X86_64 LibreOffice_project/430m0$Build-2</meta:generator>
    <meta:document-statistic meta:object-count="48"/>
  </office:meta>
</office:document-meta>
</file>